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55in" svg:height="3.5437in" svg:x="0.1681in" svg:y="1.2327in">
            <draw:object draw:notify-on-update-of-ranges="Sheet1.A1:Sheet1.A1 Sheet1.A2:Sheet1.A6 Sheet1.B1:Sheet1.B1 Sheet1.B2:Sheet1.B6 Sheet1.A1:Sheet1.A1 Sheet1.A2:Sheet1.A6 Sheet1.C1:Sheet1.C1 Sheet1.C2:Sheet1.C6 Sheet1.A1:Sheet1.A1 Sheet1.A2:Sheet1.A6 Sheet1.D1:Sheet1.D1 Sheet1.D2:Sheet1.D6 Sheet1.A1:Sheet1.A1 Sheet1.A2:Sheet1.A6 Sheet1.E1:Sheet1.E1 Sheet1.E2:Sheet1.E6 Sheet1.A1:Sheet1.A1 Sheet1.A2:Sheet1.A6 Sheet1.F1:Sheet1.F1 Sheet1.F2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ist Sizes </text:p>
          </table:table-cell>
          <table:table-cell office:value-type="string" calcext:value-type="string">
            <text:p>Linked (s)</text:p>
          </table:table-cell>
          <table:table-cell office:value-type="string" calcext:value-type="string">
            <text:p>Double (s)</text:p>
          </table:table-cell>
          <table:table-cell office:value-type="string" calcext:value-type="string">
            <text:p>Bubble (s)</text:p>
          </table:table-cell>
          <table:table-cell office:value-type="string" calcext:value-type="string">
            <text:p>Insertion (s)</text:p>
          </table:table-cell>
          <table:table-cell office:value-type="string" calcext:value-type="string">
            <text:p>Selection (s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09023" calcext:value-type="float">
            <text:p>0.209023</text:p>
          </table:table-cell>
          <table:table-cell office:value-type="float" office:value="0.190745" calcext:value-type="float">
            <text:p>0.190745</text:p>
          </table:table-cell>
          <table:table-cell office:value-type="float" office:value="0.514556" calcext:value-type="float">
            <text:p>0.514556</text:p>
          </table:table-cell>
          <table:table-cell office:value-type="float" office:value="0.07399" calcext:value-type="float">
            <text:p>0.07399</text:p>
          </table:table-cell>
          <table:table-cell office:value-type="float" office:value="0.133511" calcext:value-type="float">
            <text:p>0.13351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89739" calcext:value-type="float">
            <text:p>1.89739</text:p>
          </table:table-cell>
          <table:table-cell office:value-type="float" office:value="1.87655" calcext:value-type="float">
            <text:p>1.87655</text:p>
          </table:table-cell>
          <table:table-cell office:value-type="float" office:value="3.2342" calcext:value-type="float">
            <text:p>3.2342</text:p>
          </table:table-cell>
          <table:table-cell office:value-type="float" office:value="0.462815" calcext:value-type="float">
            <text:p>0.462815</text:p>
          </table:table-cell>
          <table:table-cell office:value-type="float" office:value="0.831096" calcext:value-type="float">
            <text:p>0.8310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.32933" calcext:value-type="float">
            <text:p>9.32933</text:p>
          </table:table-cell>
          <table:table-cell office:value-type="float" office:value="9.19114" calcext:value-type="float">
            <text:p>9.19114</text:p>
          </table:table-cell>
          <table:table-cell office:value-type="float" office:value="12.9565" calcext:value-type="float">
            <text:p>12.9565</text:p>
          </table:table-cell>
          <table:table-cell office:value-type="float" office:value="1.82135" calcext:value-type="float">
            <text:p>1.82135</text:p>
          </table:table-cell>
          <table:table-cell office:value-type="float" office:value="3.31705" calcext:value-type="float">
            <text:p>3.3170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3.0542" calcext:value-type="float">
            <text:p>23.0542</text:p>
          </table:table-cell>
          <table:table-cell office:value-type="float" office:value="23.3958" calcext:value-type="float">
            <text:p>23.3958</text:p>
          </table:table-cell>
          <table:table-cell office:value-type="float" office:value="29.0653" calcext:value-type="float">
            <text:p>29.0653</text:p>
          </table:table-cell>
          <table:table-cell office:value-type="float" office:value="4.08228" calcext:value-type="float">
            <text:p>4.08228</text:p>
          </table:table-cell>
          <table:table-cell office:value-type="float" office:value="7.50057" calcext:value-type="float">
            <text:p>7.5005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8.9321" calcext:value-type="float">
            <text:p>48.9321</text:p>
          </table:table-cell>
          <table:table-cell office:value-type="float" office:value="45.5336" calcext:value-type="float">
            <text:p>45.5336</text:p>
          </table:table-cell>
          <table:table-cell office:value-type="float" office:value="51.8135" calcext:value-type="float">
            <text:p>51.8135</text:p>
          </table:table-cell>
          <table:table-cell office:value-type="float" office:value="7.27822" calcext:value-type="float">
            <text:p>7.27822</text:p>
          </table:table-cell>
          <table:table-cell office:value-type="float" office:value="13.261" calcext:value-type="float">
            <text:p>13.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23:18:41.222712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23:12:28.018424654</meta:creation-date>
    <dc:date>2024-11-05T23:43:55.963655445</dc:date>
    <meta:editing-duration>PT6M30S</meta:editing-duration>
    <meta:editing-cycles>2</meta:editing-cycles>
    <meta:generator>LibreOffice/24.2.6.2$Linux_X86_64 LibreOffice_project/420$Build-2</meta:generator>
    <meta:document-statistic meta:table-count="1" meta:cell-count="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athJax_Main" style:font-style-name="Regular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MathJax_Math" style:font-style-name="Regular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MathJax_Main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MathJax_Main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MathJax_Math" style:font-style-name="Regular"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MathJax_Main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MathJax_Math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7cm" svg:height="9.002cm" xlink:href=".." xlink:type="simple" chart:class="chart:scatter" chart:style-name="ch1">
        <chart:title svg:x="6.655cm" svg:y="0.316cm" chart:style-name="ch2">
          <text:p>Size vs. Time</text:p>
        </chart:title>
        <chart:subtitle svg:x="6.469cm" svg:y="1.301cm" chart:style-name="ch3">
          <text:p>Sorting Methods</text:p>
        </chart:subtitle>
        <chart:legend chart:legend-position="end" svg:x="13.436cm" svg:y="3.138cm" style:legend-expansion="high" chart:style-name="ch4"/>
        <chart:plot-area chart:style-name="ch5" table:cell-range-address="Sheet1.A1:Sheet1.F6" chart:data-source-has-labels="row" svg:x="1.279cm" svg:y="2.084cm" svg:width="11.837cm" svg:height="5.809cm">
          <chart:coordinate-region svg:x="1.874cm" svg:y="2.297cm" svg:width="10.724cm" svg:height="4.922cm"/>
          <chart:axis chart:dimension="x" chart:name="primary-x" chart:style-name="ch6">
            <chart:title svg:x="6.518cm" svg:y="8.073cm" chart:style-name="ch7">
              <text:p>List Size</text:p>
            </chart:title>
          </chart:axis>
          <chart:axis chart:dimension="y" chart:name="primary-y" chart:style-name="ch8">
            <chart:title svg:x="0.451cm" svg:y="6.09cm" chart:style-name="ch9">
              <text:p>Time (seconds)</text:p>
            </chart:title>
            <chart:grid chart:style-name="ch10" chart:class="major"/>
          </chart:axis>
          <chart:series chart:style-name="ch11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12" chart:values-cell-range-address="Sheet1.C2:Sheet1.C6" chart:label-cell-address="Sheet1.C1:Sheet1.C1" chart:class="chart:scatter">
            <chart:data-point chart:repeated="5"/>
          </chart:series>
          <chart:series chart:style-name="ch13" chart:values-cell-range-address="Sheet1.D2:Sheet1.D6" chart:label-cell-address="Sheet1.D1:Sheet1.D1" chart:class="chart:scatter">
            <chart:data-point chart:repeated="5"/>
          </chart:series>
          <chart:series chart:style-name="ch14" chart:values-cell-range-address="Sheet1.E2:Sheet1.E6" chart:label-cell-address="Sheet1.E1:Sheet1.E1" chart:class="chart:scatter">
            <chart:data-point chart:repeated="5"/>
          </chart:series>
          <chart:series chart:style-name="ch15" chart:values-cell-range-address="Sheet1.F2:Sheet1.F6" chart:label-cell-address="Sheet1.F1:Sheet1.F1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ked (s)</text:p>
                <draw:g>
                  <svg:desc>Sheet1.B1:Sheet1.B1</svg:desc>
                </draw:g>
              </table:table-cell>
              <table:table-cell office:value-type="string">
                <text:p>Double (s)</text:p>
                <draw:g>
                  <svg:desc>Sheet1.C1:Sheet1.C1</svg:desc>
                </draw:g>
              </table:table-cell>
              <table:table-cell office:value-type="string">
                <text:p>Bubble (s)</text:p>
                <draw:g>
                  <svg:desc>Sheet1.D1:Sheet1.D1</svg:desc>
                </draw:g>
              </table:table-cell>
              <table:table-cell office:value-type="string">
                <text:p>Insertion (s)</text:p>
                <draw:g>
                  <svg:desc>Sheet1.E1:Sheet1.E1</svg:desc>
                </draw:g>
              </table:table-cell>
              <table:table-cell office:value-type="string">
                <text:p>Selection (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:Sheet1.A6</svg:desc>
                </draw:g>
              </table:table-cell>
              <table:table-cell office:value-type="float" office:value="0.209023">
                <text:p>0.209023</text:p>
                <draw:g>
                  <svg:desc>Sheet1.B2:Sheet1.B6</svg:desc>
                </draw:g>
              </table:table-cell>
              <table:table-cell office:value-type="float" office:value="0.190745">
                <text:p>0.190745</text:p>
                <draw:g>
                  <svg:desc>Sheet1.C2:Sheet1.C6</svg:desc>
                </draw:g>
              </table:table-cell>
              <table:table-cell office:value-type="float" office:value="0.514556">
                <text:p>0.514556</text:p>
                <draw:g>
                  <svg:desc>Sheet1.D2:Sheet1.D6</svg:desc>
                </draw:g>
              </table:table-cell>
              <table:table-cell office:value-type="float" office:value="0.07399">
                <text:p>0.07399</text:p>
                <draw:g>
                  <svg:desc>Sheet1.E2:Sheet1.E6</svg:desc>
                </draw:g>
              </table:table-cell>
              <table:table-cell office:value-type="float" office:value="0.133511">
                <text:p>0.133511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1.89739">
                <text:p>1.89739</text:p>
              </table:table-cell>
              <table:table-cell office:value-type="float" office:value="1.87655">
                <text:p>1.87655</text:p>
              </table:table-cell>
              <table:table-cell office:value-type="float" office:value="3.2342">
                <text:p>3.2342</text:p>
              </table:table-cell>
              <table:table-cell office:value-type="float" office:value="0.462815">
                <text:p>0.462815</text:p>
              </table:table-cell>
              <table:table-cell office:value-type="float" office:value="0.831096">
                <text:p>0.831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9.32933">
                <text:p>9.32933</text:p>
              </table:table-cell>
              <table:table-cell office:value-type="float" office:value="9.19114">
                <text:p>9.19114</text:p>
              </table:table-cell>
              <table:table-cell office:value-type="float" office:value="12.9565">
                <text:p>12.9565</text:p>
              </table:table-cell>
              <table:table-cell office:value-type="float" office:value="1.82135">
                <text:p>1.82135</text:p>
              </table:table-cell>
              <table:table-cell office:value-type="float" office:value="3.31705">
                <text:p>3.31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0">
                <text:p>75000</text:p>
              </table:table-cell>
              <table:table-cell office:value-type="float" office:value="23.0542">
                <text:p>23.0542</text:p>
              </table:table-cell>
              <table:table-cell office:value-type="float" office:value="23.3958">
                <text:p>23.3958</text:p>
              </table:table-cell>
              <table:table-cell office:value-type="float" office:value="29.0653">
                <text:p>29.0653</text:p>
              </table:table-cell>
              <table:table-cell office:value-type="float" office:value="4.08228">
                <text:p>4.08228</text:p>
              </table:table-cell>
              <table:table-cell office:value-type="float" office:value="7.50057">
                <text:p>7.50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48.9321">
                <text:p>48.9321</text:p>
              </table:table-cell>
              <table:table-cell office:value-type="float" office:value="45.5336">
                <text:p>45.5336</text:p>
              </table:table-cell>
              <table:table-cell office:value-type="float" office:value="51.8135">
                <text:p>51.8135</text:p>
              </table:table-cell>
              <table:table-cell office:value-type="float" office:value="7.27822">
                <text:p>7.27822</text:p>
              </table:table-cell>
              <table:table-cell office:value-type="float" office:value="13.261">
                <text:p>13.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